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8.44mm"/>
    </style:style>
    <style:style style:name="co2" style:family="table-column">
      <style:table-column-properties fo:break-before="auto" style:column-width="43.89mm"/>
    </style:style>
    <style:style style:name="co3" style:family="table-column">
      <style:table-column-properties fo:break-before="auto" style:column-width="20.62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11.41mm"/>
    </style:style>
    <style:style style:name="co6" style:family="table-column">
      <style:table-column-properties fo:break-before="auto" style:column-width="15.19mm"/>
    </style:style>
    <style:style style:name="co7" style:family="table-column">
      <style:table-column-properties fo:break-before="auto" style:column-width="76.76mm"/>
    </style:style>
    <style:style style:name="co8" style:family="table-column">
      <style:table-column-properties fo:break-before="auto" style:column-width="204.1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69.85mm"/>
    </style:style>
    <style:style style:name="co12" style:family="table-column">
      <style:table-column-properties fo:break-before="auto" style:column-width="20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3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Lucida Sans"/>
    </style:style>
  </office:automatic-styles>
  <office:body>
    <office:spreadsheet>
      <table:calculation-settings table:automatic-find-labels="false" table:use-regular-expressions="false" table:use-wildcards="true"/>
      <table:table table:name="単体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office:value-type="float" office:value="1" calcext:value-type="float">
            <text:p>1</text:p>
          </table:table-cell>
          <table:table-cell office:value-type="float" office:value="862" calcext:value-type="float">
            <text:p>862</text:p>
          </table:table-cell>
          <table:table-cell table:formula="of:=[.E2]*[.D2]" office:value-type="float" office:value="862" calcext:value-type="float">
            <text:p>862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office:value-type="float" office:value="1" calcext:value-type="float">
            <text:p>1</text:p>
          </table:table-cell>
          <table:table-cell office:value-type="float" office:value="482" calcext:value-type="float">
            <text:p>482</text:p>
          </table:table-cell>
          <table:table-cell table:formula="of:=[.E3]*[.D3]" office:value-type="float" office:value="482" calcext:value-type="float">
            <text:p>482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formula="of:=[.E4]*[.D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5]*[.D5]" office:value-type="float" office:value="114" calcext:value-type="float">
            <text:p>114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CMP350</text:p>
          </table:table-cell>
          <table:table-cell office:value-type="string" calcext:value-type="string">
            <text:p>SC-7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table:formula="of:=[.E6]*[.D6]" office:value-type="float" office:value="128" calcext:value-type="float">
            <text:p>128</text:p>
          </table:table-cell>
          <table:table-cell/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389" calcext:value-type="float">
            <text:p>389</text:p>
          </table:table-cell>
          <table:table-cell table:formula="of:=[.E7]*[.D7]" office:value-type="float" office:value="389" calcext:value-type="float">
            <text:p>389</text:p>
          </table:table-cell>
          <table:table-cell/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PD4S014DSQR</text:p>
          </table:table-cell>
          <table:table-cell office:value-type="string" calcext:value-type="string">
            <text:p>WFDFN-10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table:formula="of:=[.E8]*[.D8]" office:value-type="float" office:value="204" calcext:value-type="float">
            <text:p>204</text:p>
          </table:table-cell>
          <table:table-cell/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office:value-type="float" office:value="615" calcext:value-type="float">
            <text:p>615</text:p>
          </table:table-cell>
          <table:table-cell table:formula="of:=[.E9]*[.D9]" office:value-type="float" office:value="615" calcext:value-type="float">
            <text:p>615</text:p>
          </table:table-cell>
          <table:table-cell/>
          <table:table-cell office:value-type="string" calcext:value-type="string">
            <text:p><text:a xlink:href="https://www.digikey.jp/product-detail/ja/ams/AS5601-ASOM/AS5601-ASOMCT-ND/5032390" xlink:type="simple">https://www.digikey.jp/product-detail/ja/ams/AS5601-ASOM/AS5601-ASOMCT-ND/50323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E10]*[.D10]" office:value-type="float" office:value="72" calcext:value-type="float">
            <text:p>72</text:p>
          </table:table-cell>
          <table:table-cell/>
          <table:table-cell table:style-name="ce1"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11]*[.D11]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E12]*[.D12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te-connectivity-passive-product/CRGCQ0402J2K2/A130050CT-ND/8577882" xlink:type="simple">https://www.digikey.jp/product-detail/ja/te-connectivity-passive-product/CRGCQ0402J2K2/A130050CT-ND/857788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E13]*[.D13]" office:value-type="float" office:value="60" calcext:value-type="float">
            <text:p>60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4]*[.D14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stackpole-electronics-inc/RMCF0402JT12K0/RMCF0402JT12K0CT-ND/2417827" xlink:type="simple">https://www.digikey.jp/product-detail/ja/stackpole-electronics-inc/RMCF0402JT12K0/RMCF0402JT12K0CT-ND/241782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2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5]*[.D15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te-connectivity-passive-product/CRGCQ0402J22K/A130056CT-ND/8577888" xlink:type="simple">https://www.digikey.jp/product-detail/ja/te-connectivity-passive-product/CRGCQ0402J22K/A130056CT-ND/857788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6]*[.D16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te-connectivity-passive-product/CRGCQ0402J33K/A130057CT-ND/8577889" xlink:type="simple">https://www.digikey.jp/product-detail/ja/te-connectivity-passive-product/CRGCQ0402J33K/A130057CT-ND/857788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0k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E17]*[.D17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te-connectivity-passive-product/CRGCQ0402J100K/A130060CT-ND/8577892" xlink:type="simple">https://www.digikey.jp/product-detail/ja/te-connectivity-passive-product/CRGCQ0402J100K/A130060CT-ND/8577892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18]*[.D18]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www.digikey.jp/product-detail/ja/kemet/C0402C100K5GACTU/399-7747-1-ND/3471470" xlink:type="simple">https://www.digikey.jp/product-detail/ja/kemet/C0402C100K5GACTU/399-7747-1-ND/3471470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E19]*[.D19]" office:value-type="float" office:value="36" calcext:value-type="float">
            <text:p>36</text:p>
          </table:table-cell>
          <table:table-cell/>
          <table:table-cell office:value-type="string" calcext:value-type="string">
            <text:p><text:a xlink:href="https://www.digikey.jp/product-detail/ja/yageo/CC0402KRX7R9BB473/311-3815-1-ND/8024904" xlink:type="simple">https://www.digikey.jp/product-detail/ja/yageo/CC0402KRX7R9BB473/311-3815-1-ND/8024904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E20]*[.D20]" office:value-type="float" office:value="136" calcext:value-type="float">
            <text:p>136</text:p>
          </table:table-cell>
          <table:table-cell/>
          <table:table-cell office:value-type="string" calcext:value-type="string">
            <text:p><text:a xlink:href="https://www.digikey.jp/product-detail/ja/tdk-corporation/CGA3E3X7S2A104K080AB/445-6938-1-ND/2672956" xlink:type="simple">https://www.digikey.jp/product-detail/ja/tdk-corporation/CGA3E3X7S2A104K080AB/445-6938-1-ND/2672956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formula="of:=[.E21]*[.D21]" office:value-type="float" office:value="112" calcext:value-type="float">
            <text:p>112</text:p>
          </table:table-cell>
          <table:table-cell/>
          <table:table-cell office:value-type="string" calcext:value-type="string">
            <text:p><text:a xlink:href="https://www.digikey.jp/product-detail/ja/tdk-corporation/CGB2A1JB1E105M033BC/445-12016-1-ND/3953682" xlink:type="simple">https://www.digikey.jp/product-detail/ja/tdk-corporation/CGB2A1JB1E105M033BC/445-12016-1-ND/3953682</text:a></text:p>
          </table:table-cell>
        </table:table-row>
        <table:table-row table:style-name="ro2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u</text:p>
          </table:table-cell>
          <table:table-cell office:value-type="float" office:value="3225" calcext:value-type="float">
            <text:p>3225</text:p>
          </table:table-cell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table:formula="of:=[.E22]*[.D22]" office:value-type="float" office:value="1079" calcext:value-type="float">
            <text:p>1079</text:p>
          </table:table-cell>
          <table:table-cell office:value-type="string" calcext:value-type="string">
            <text:p>将来的に22[uF]。</text:p>
            <text:p>実装数を減らしてもいいかも</text:p>
          </table:table-cell>
          <table:table-cell office:value-type="string" calcext:value-type="string">
            <text:p><text:a xlink:href="https://www.digikey.jp/product-detail/ja/kemet/C1210C106M6PACTU/399-5509-1-ND/1950687" xlink:type="simple">https://www.digikey.jp/product-detail/ja/kemet/C1210C106M6PACTU/399-5509-1-ND/1950687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33u</text:p>
          </table:table-cell>
          <table:table-cell office:value-type="float" office:value="5050" calcext:value-type="float">
            <text:p>5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taiyo-yuden/NR5040T330M/587-2370-1-ND/2178983" xlink:type="simple">https://www.digikey.jp/product-detail/ja/taiyo-yuden/NR5040T330M/587-2370-1-ND/2178983</text:a></text:p>
          </table:table-cell>
        </table:table-row>
        <table:table-row table:style-name="ro1">
          <table:table-cell office:value-type="string" calcext:value-type="string">
            <text:p>ヒューズ</text:p>
          </table:table-cell>
          <table:table-cell office:value-type="string" calcext:value-type="string">
            <text:p>20A</text:p>
          </table:table-cell>
          <table:table-cell office:value-type="float" office:value="3216" calcext:value-type="float">
            <text:p>3216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string" calcext:value-type="string">
            <text:p><text:a xlink:href="https://www.digikey.jp/product-detail/ja/eaton/TR-3216FF20-R/283-2794-1-ND/1473436" xlink:type="simple">https://www.digikey.jp/product-detail/ja/eaton/TR-3216FF20-R/283-2794-1-ND/1473436</text:a></text:p>
          </table:table-cell>
        </table:table-row>
        <table:table-row table:style-name="ro1">
          <table:table-cell office:value-type="string" calcext:value-type="string">
            <text:p>発振子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3R5-40E</text:p>
          </table:table-cell>
          <table:table-cell office:value-type="string" calcext:value-type="string">
            <text:p>SOT-669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[.E26]*[.D26]" office:value-type="float" office:value="750" calcext:value-type="float">
            <text:p>750</text:p>
          </table:table-cell>
          <table:table-cell/>
          <table:table-cell office:value-type="string" calcext:value-type="string">
            <text:p><text:a xlink:href="https://www.digikey.jp/product-detail/ja/nexperia-usa-inc/BUK7Y3R5-40HX/1727-7477-1-ND/7897323" xlink:type="simple">https://www.digikey.jp/product-detail/ja/nexperia-usa-inc/BUK7Y3R5-40HX/1727-7477-1-ND/7897323</text:a></text:p>
          </table:table-cell>
        </table:table-row>
        <table:table-row table:style-name="ro2">
          <table:table-cell office:value-type="string" calcext:value-type="string">
            <text:p>ダイオード</text:p>
          </table:table-cell>
          <table:table-cell office:value-type="string" calcext:value-type="string">
            <text:p>SK34ATR</text:p>
          </table:table-cell>
          <table:table-cell office:value-type="string" calcext:value-type="string">
            <text:p>DO-214AC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[.E27]*[.D27]" office:value-type="float" office:value="330" calcext:value-type="float">
            <text:p>330</text:p>
          </table:table-cell>
          <table:table-cell office:value-type="string" calcext:value-type="string">
            <text:p>フリーホイール。</text:p>
            <text:p>FETのボディダイオードだけでいいかも？</text:p>
          </table:table-cell>
          <table:table-cell office:value-type="string" calcext:value-type="string">
            <text:p><text:a xlink:href="https://www.digikey.jp/product-detail/ja/smc-diode-solutions/SK34ATR/1655-1591-1-ND/6023036" xlink:type="simple">https://www.digikey.jp/product-detail/ja/smc-diode-solutions/SK34ATR/1655-1591-1-ND/602303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E28]*[.D28]" office:value-type="float" office:value="75" calcext:value-type="float">
            <text:p>75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DM2U40CS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https://www.digikey.jp/product-detail/ja/diodes-incorporated/SDM2U40CSP-7B/SDM2U40CSP-7BDICT-ND/6013037" xlink:type="simple">https://www.digikey.jp/product-detail/ja/diodes-incorporated/SDM2U40CSP-7B/SDM2U40CSP-7BDICT-ND/6013037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MAJP4KE30A</text:p>
          </table:table-cell>
          <table:table-cell office:value-type="string" calcext:value-type="string">
            <text:p>DO-214AC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micro-commercial-co/SMAJP4KE30A-TP/SMAJP4KE30A-TPMSCT-ND/7681713" xlink:type="simple">https://www.digikey.jp/product-detail/ja/micro-commercial-co/SMAJP4KE30A-TP/SMAJP4KE30A-TPMSCT-ND/76817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TSPB20U80S S1G</text:p>
          </table:table-cell>
          <table:table-cell office:value-type="string" calcext:value-type="string">
            <text:p>TO-27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taiwan-semiconductor-corporation/TSPB20U80S-S1G/TSPB20U80SS1GCT-ND/7360696" xlink:type="simple">https://www.digikey.jp/product-detail/ja/taiwan-semiconductor-corporation/TSPB20U80S-S1G/TSPB20U80SS1GCT-ND/736069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formula="of:=[.E32]*[.D32]" office:value-type="float" office:value="135" calcext:value-type="float">
            <text:p>135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E33]*[.D33]"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formula="of:=[.E34]*[.D34]" office:value-type="float" office:value="58" calcext:value-type="float">
            <text:p>58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SM03B-ZESS-TB(LF)(SN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5]*[.D35]" office:value-type="float" office:value="77" calcext:value-type="float">
            <text:p>77</text:p>
          </table:table-cell>
          <table:table-cell/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formula="of:=[.E36]*[.D36]" office:value-type="float" office:value="247" calcext:value-type="float">
            <text:p>247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USB-micro typeB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www.digikey.jp/product-detail/ja/hirose-electric-co-ltd/ZX62-AB-5PA-31/H125279CT-ND/5994741" xlink:type="simple">https://www.digikey.jp/product-detail/ja/hirose-electric-co-ltd/ZX62-AB-5PA-31/H125279CT-ND/5994741</text:a></text:p>
          </table:table-cell>
        </table:table-row>
        <table:table-row table:style-name="ro2">
          <table:table-cell office:value-type="string" calcext:value-type="string">
            <text:p>コネクタ</text:p>
          </table:table-cell>
          <table:table-cell office:value-type="string" calcext:value-type="string">
            <text:p>XT6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どこで買おう</text:p>
            <text:p>横付けのタイプがあればうれしい</text:p>
          </table:table-cell>
          <table:table-cell/>
        </table:table-row>
        <table:table-row table:style-name="ro3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E39]*[.D39]" office:value-type="float" office:value="40" calcext:value-type="float">
            <text:p>40</text:p>
          </table:table-cell>
          <table:table-cell office:value-type="string" calcext:value-type="string">
            <text:p>5個で100円のパック</text:p>
          </table:table-cell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1:.F39])" office:value-type="float" office:value="6165" calcext:value-type="float">
            <text:p>6165</text:p>
          </table:table-cell>
          <table:table-cell table:number-columns-repeated="2"/>
        </table:table-row>
      </table:table>
      <table:table table:name="20枚製作時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分類</text:p>
          </table:table-cell>
          <table:table-cell office:value-type="string" calcext:value-type="string">
            <text:p>値</text:p>
          </table:table-cell>
          <table:table-cell office:value-type="string" calcext:value-type="string">
            <text:p>パッケージ</text:p>
          </table:table-cell>
          <table:table-cell office:value-type="string" calcext:value-type="string">
            <text:p>個数</text:p>
          </table:table-cell>
          <table:table-cell office:value-type="string" calcext:value-type="string">
            <text:p>単価</text:p>
          </table:table-cell>
          <table:table-cell office:value-type="string" calcext:value-type="string">
            <text:p>小計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PC1549JBD48</text:p>
          </table:table-cell>
          <table:table-cell office:value-type="string" calcext:value-type="string">
            <text:p>LQFP48</text:p>
          </table:table-cell>
          <table:table-cell table:formula="of:=[単体.D2]*20" office:value-type="float" office:value="20" calcext:value-type="float">
            <text:p>20</text:p>
          </table:table-cell>
          <table:table-cell office:value-type="float" office:value="775.9" calcext:value-type="float">
            <text:p>775.9</text:p>
          </table:table-cell>
          <table:table-cell table:formula="of:=[.E2]*[.D2]" office:value-type="float" office:value="15518" calcext:value-type="float">
            <text:p>15518</text:p>
          </table:table-cell>
          <table:table-cell/>
          <table:table-cell office:value-type="string" calcext:value-type="string">
            <text:p><text:a xlink:href="https://www.digikey.jp/products/ja?keywords=LPC1549JBD48" xlink:type="simple">https://www.digikey.jp/products/ja?keywords=LPC1549JBD48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DRV8320SRTVT</text:p>
          </table:table-cell>
          <table:table-cell office:value-type="string" calcext:value-type="string">
            <text:p>WQFN32</text:p>
          </table:table-cell>
          <table:table-cell table:formula="of:=[単体.D3]*20" office:value-type="float" office:value="20" calcext:value-type="float">
            <text:p>20</text:p>
          </table:table-cell>
          <table:table-cell office:value-type="float" office:value="430.7" calcext:value-type="float">
            <text:p>430.7</text:p>
          </table:table-cell>
          <table:table-cell table:formula="of:=[.E3]*[.D3]" office:value-type="float" office:value="8614" calcext:value-type="float">
            <text:p>8614</text:p>
          </table:table-cell>
          <table:table-cell/>
          <table:table-cell office:value-type="string" calcext:value-type="string">
            <text:p><text:a xlink:href="https://www.digikey.jp/product-detail/ja/texas-instruments/DRV8320SRTVT/296-47007-1-ND/7427014" xlink:type="simple">https://www.digikey.jp/product-detail/ja/texas-instruments/DRV8320SRTVT/296-47007-1-ND/742701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table:formula="of:=[単体.D4]*20" office:value-type="float" office:value="20" calcext:value-type="float">
            <text:p>20</text:p>
          </table:table-cell>
          <table:table-cell office:value-type="float" office:value="37.6" calcext:value-type="float">
            <text:p>37.6</text:p>
          </table:table-cell>
          <table:table-cell table:formula="of:=[.E4]*[.D4]" office:value-type="float" office:value="752" calcext:value-type="float">
            <text:p>752</text:p>
          </table:table-cell>
          <table:table-cell/>
          <table:table-cell office:value-type="string" calcext:value-type="string">
            <text:p><text:a xlink:href="https://www.digikey.jp/product-detail/ja/microchip-technology/MCP1700T-3302E-TT/MCP1700T3302ETTCT-ND/652677" xlink:type="simple">https://www.digikey.jp/product-detail/ja/microchip-technology/MCP1700T-3302E-TT/MCP1700T3302ETTCT-ND/652677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R5041</text:p>
          </table:table-cell>
          <table:table-cell office:value-type="string" calcext:value-type="string">
            <text:p>SC-70</text:p>
          </table:table-cell>
          <table:table-cell table:formula="of:=[単体.D5]*20"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table:formula="of:=[.E5]*[.D5]" office:value-type="float" office:value="2006" calcext:value-type="float">
            <text:p>2006</text:p>
          </table:table-cell>
          <table:table-cell/>
          <table:table-cell office:value-type="string" calcext:value-type="string">
            <text:p><text:a xlink:href="https://www.digikey.jp/product-detail/ja/analog-devices-inc/ADR5041AKSZ-REEL7/ADR5041AKSZ-REEL7CT-ND/3830854" xlink:type="simple">https://www.digikey.jp/product-detail/ja/analog-devices-inc/ADR5041AKSZ-REEL7/ADR5041AKSZ-REEL7CT-ND/383085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DCMP350</text:p>
          </table:table-cell>
          <table:table-cell office:value-type="string" calcext:value-type="string">
            <text:p>SC-70</text:p>
          </table:table-cell>
          <table:table-cell table:formula="of:=[単体.D6]*20" office:value-type="float" office:value="20" calcext:value-type="float">
            <text:p>20</text:p>
          </table:table-cell>
          <table:table-cell office:value-type="float" office:value="114.5" calcext:value-type="float">
            <text:p>114.5</text:p>
          </table:table-cell>
          <table:table-cell table:formula="of:=[.E6]*[.D6]" office:value-type="float" office:value="2290" calcext:value-type="float">
            <text:p>2290</text:p>
          </table:table-cell>
          <table:table-cell/>
          <table:table-cell office:value-type="string" calcext:value-type="string">
            <text:p><text:a xlink:href="https://www.digikey.jp/product-detail/ja/analog-devices-inc/ADCMP350YKSZ-REEL7/ADCMP350YKSZ-REEL7CT-ND/2467894" xlink:type="simple">https://www.digikey.jp/product-detail/ja/analog-devices-inc/ADCMP350YKSZ-REEL7/ADCMP350YKSZ-REEL7CT-ND/2467894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SOIC-8</text:p>
          </table:table-cell>
          <table:table-cell table:formula="of:=[単体.D7]*20" office:value-type="float" office:value="20" calcext:value-type="float">
            <text:p>20</text:p>
          </table:table-cell>
          <table:table-cell office:value-type="float" office:value="366.6" calcext:value-type="float">
            <text:p>366.6</text:p>
          </table:table-cell>
          <table:table-cell table:formula="of:=[.E7]*[.D7]" office:value-type="float" office:value="7332" calcext:value-type="float">
            <text:p>7332</text:p>
          </table:table-cell>
          <table:table-cell/>
          <table:table-cell office:value-type="string" calcext:value-type="string">
            <text:p><text:a xlink:href="https://www.digikey.jp/product-detail/ja/maxim-integrated/MAX3051ESA-T/MAX3051ESA-CT-ND/5402433" xlink:type="simple">https://www.digikey.jp/product-detail/ja/maxim-integrated/MAX3051ESA-T/MAX3051ESA-CT-ND/5402433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TPD4S014DSQR</text:p>
          </table:table-cell>
          <table:table-cell office:value-type="string" calcext:value-type="string">
            <text:p>WFDFN-10</text:p>
          </table:table-cell>
          <table:table-cell table:formula="of:=[単体.D8]*20" office:value-type="float" office:value="20" calcext:value-type="float">
            <text:p>20</text:p>
          </table:table-cell>
          <table:table-cell office:value-type="float" office:value="181.9" calcext:value-type="float">
            <text:p>181.9</text:p>
          </table:table-cell>
          <table:table-cell table:formula="of:=[.E8]*[.D8]" office:value-type="float" office:value="3638" calcext:value-type="float">
            <text:p>3638</text:p>
          </table:table-cell>
          <table:table-cell/>
          <table:table-cell office:value-type="string" calcext:value-type="string">
            <text:p><text:a xlink:href="https://www.digikey.jp/product-detail/ja/texas-instruments/TPD4S014DSQR/296-29093-1-ND/2688396" xlink:type="simple">https://www.digikey.jp/product-detail/ja/texas-instruments/TPD4S014DSQR/296-29093-1-ND/2688396</text:a>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AS5601</text:p>
          </table:table-cell>
          <table:table-cell office:value-type="string" calcext:value-type="string">
            <text:p>SOIC-8</text:p>
          </table:table-cell>
          <table:table-cell table:formula="of:=[単体.D9]*20" office:value-type="float" office:value="20" calcext:value-type="float">
            <text:p>20</text:p>
          </table:table-cell>
          <table:table-cell office:value-type="float" office:value="479.8" calcext:value-type="float">
            <text:p>479.8</text:p>
          </table:table-cell>
          <table:table-cell table:formula="of:=[.E9]*[.D9]" office:value-type="float" office:value="9596" calcext:value-type="float">
            <text:p>9596</text:p>
          </table:table-cell>
          <table:table-cell/>
          <table:table-cell office:value-type="string" calcext:value-type="string">
            <text:p><text:a xlink:href="https://www.digikey.jp/product-detail/ja/ams/AS5601-ASOM/AS5601-ASOMCT-ND/5032390" xlink:type="simple">https://www.digikey.jp/product-detail/ja/ams/AS5601-ASOM/AS5601-ASOMCT-ND/5032390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10" calcext:value-type="float">
            <text:p>10</text:p>
          </table:table-cell>
          <table:table-cell office:value-type="float" office:value="1608" calcext:value-type="float">
            <text:p>1608</text:p>
          </table:table-cell>
          <table:table-cell table:formula="of:=[単体.D10]*20" office:value-type="float" office:value="120" calcext:value-type="float">
            <text:p>120</text:p>
          </table:table-cell>
          <table:table-cell office:value-type="float" office:value="3.92" calcext:value-type="float">
            <text:p>3.92</text:p>
          </table:table-cell>
          <table:table-cell table:formula="of:=[.E10]*[.D10]" office:value-type="float" office:value="470.4" calcext:value-type="float">
            <text:p>470.4</text:p>
          </table:table-cell>
          <table:table-cell/>
          <table:table-cell table:style-name="ce1" office:value-type="string" calcext:value-type="string">
            <text:p><text:a xlink:href="https://www.digikey.jp/product-detail/ja/rohm-semiconductor/ESR03EZPJ102/RHM1.0KDCT-ND/1762924" xlink:type="simple">https://www.digikey.jp/product-detail/ja/rohm-semiconductor/ESR03EZPJ102/RHM1.0KDCT-ND/1762924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float" office:value="330" calcext:value-type="float">
            <text:p>330</text:p>
          </table:table-cell>
          <table:table-cell office:value-type="float" office:value="1005" calcext:value-type="float">
            <text:p>1005</text:p>
          </table:table-cell>
          <table:table-cell table:formula="of:=[単体.D11]*20" office:value-type="float" office:value="100" calcext:value-type="float">
            <text:p>100</text:p>
          </table:table-cell>
          <table:table-cell office:value-type="float" office:value="1.26" calcext:value-type="float">
            <text:p>1.26</text:p>
          </table:table-cell>
          <table:table-cell table:formula="of:=[.E11]*[.D11]" office:value-type="float" office:value="126" calcext:value-type="float">
            <text:p>126</text:p>
          </table:table-cell>
          <table:table-cell/>
          <table:table-cell office:value-type="string" calcext:value-type="string">
            <text:p><text:a xlink:href="https://www.digikey.jp/product-detail/ja/yageo/RC0603FR-07100RL/311-330HRCT-ND/" xlink:type="simple">https://www.digikey.jp/product-detail/ja/yageo/RC0603FR-07100RL/311-330HRCT-ND/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.2k</text:p>
          </table:table-cell>
          <table:table-cell office:value-type="float" office:value="1005" calcext:value-type="float">
            <text:p>1005</text:p>
          </table:table-cell>
          <table:table-cell table:formula="of:=[単体.D12]*20" office:value-type="float" office:value="120" calcext:value-type="float">
            <text:p>120</text:p>
          </table:table-cell>
          <table:table-cell office:value-type="float" office:value="0.51" calcext:value-type="float">
            <text:p>0.51</text:p>
          </table:table-cell>
          <table:table-cell table:formula="of:=[.E12]*[.D12]" office:value-type="float" office:value="61.2" calcext:value-type="float">
            <text:p>61.2</text:p>
          </table:table-cell>
          <table:table-cell/>
          <table:table-cell office:value-type="string" calcext:value-type="string">
            <text:p><text:a xlink:href="https://www.digikey.jp/product-detail/ja/te-connectivity-passive-product/CRGCQ0402J2K2/A130050CT-ND/8577882" xlink:type="simple">https://www.digikey.jp/product-detail/ja/te-connectivity-passive-product/CRGCQ0402J2K2/A130050CT-ND/8577882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k</text:p>
          </table:table-cell>
          <table:table-cell office:value-type="float" office:value="1005" calcext:value-type="float">
            <text:p>1005</text:p>
          </table:table-cell>
          <table:table-cell table:formula="of:=[単体.D13]*20" office:value-type="float" office:value="100" calcext:value-type="float">
            <text:p>100</text:p>
          </table:table-cell>
          <table:table-cell office:value-type="float" office:value="1.04" calcext:value-type="float">
            <text:p>1.04</text:p>
          </table:table-cell>
          <table:table-cell table:formula="of:=[.E13]*[.D13]" office:value-type="float" office:value="104" calcext:value-type="float">
            <text:p>104</text:p>
          </table:table-cell>
          <table:table-cell/>
          <table:table-cell office:value-type="string" calcext:value-type="string">
            <text:p><text:a xlink:href="https://www.digikey.jp/product-detail/ja/yageo/RC0603JR-0710KL/311-10KGRCT-ND/729647" xlink:type="simple">https://www.digikey.jp/product-detail/ja/yageo/RC0603JR-0710KL/311-10KGRCT-ND/72964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2k</text:p>
          </table:table-cell>
          <table:table-cell office:value-type="float" office:value="1005" calcext:value-type="float">
            <text:p>1005</text:p>
          </table:table-cell>
          <table:table-cell table:formula="of:=[単体.D14]*20" office:value-type="float" office:value="20" calcext:value-type="float">
            <text:p>20</text:p>
          </table:table-cell>
          <table:table-cell office:value-type="float" office:value="1.5" calcext:value-type="float">
            <text:p>1.5</text:p>
          </table:table-cell>
          <table:table-cell table:formula="of:=[.E14]*[.D14]" office:value-type="float" office:value="30" calcext:value-type="float">
            <text:p>30</text:p>
          </table:table-cell>
          <table:table-cell/>
          <table:table-cell office:value-type="string" calcext:value-type="string">
            <text:p><text:a xlink:href="https://www.digikey.jp/product-detail/ja/stackpole-electronics-inc/RMCF0402JT12K0/RMCF0402JT12K0CT-ND/2417827" xlink:type="simple">https://www.digikey.jp/product-detail/ja/stackpole-electronics-inc/RMCF0402JT12K0/RMCF0402JT12K0CT-ND/2417827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22k</text:p>
          </table:table-cell>
          <table:table-cell office:value-type="float" office:value="1005" calcext:value-type="float">
            <text:p>1005</text:p>
          </table:table-cell>
          <table:table-cell table:formula="of:=[単体.D15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5]*[.D15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22K/A130056CT-ND/8577888" xlink:type="simple">https://www.digikey.jp/product-detail/ja/te-connectivity-passive-product/CRGCQ0402J22K/A130056CT-ND/8577888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33k</text:p>
          </table:table-cell>
          <table:table-cell office:value-type="float" office:value="1005" calcext:value-type="float">
            <text:p>1005</text:p>
          </table:table-cell>
          <table:table-cell table:formula="of:=[単体.D16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6]*[.D16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33K/A130057CT-ND/8577889" xlink:type="simple">https://www.digikey.jp/product-detail/ja/te-connectivity-passive-product/CRGCQ0402J33K/A130057CT-ND/8577889</text:a></text:p>
          </table:table-cell>
        </table:table-row>
        <table:table-row table:style-name="ro1">
          <table:table-cell office:value-type="string" calcext:value-type="string">
            <text:p>抵抗</text:p>
          </table:table-cell>
          <table:table-cell office:value-type="string" calcext:value-type="string">
            <text:p>100k</text:p>
          </table:table-cell>
          <table:table-cell office:value-type="float" office:value="1005" calcext:value-type="float">
            <text:p>1005</text:p>
          </table:table-cell>
          <table:table-cell table:formula="of:=[単体.D17]*20"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  <table:table-cell table:formula="of:=[.E17]*[.D17]" office:value-type="float" office:value="26" calcext:value-type="float">
            <text:p>26</text:p>
          </table:table-cell>
          <table:table-cell/>
          <table:table-cell office:value-type="string" calcext:value-type="string">
            <text:p><text:a xlink:href="https://www.digikey.jp/product-detail/ja/te-connectivity-passive-product/CRGCQ0402J100K/A130060CT-ND/8577892" xlink:type="simple">https://www.digikey.jp/product-detail/ja/te-connectivity-passive-product/CRGCQ0402J100K/A130060CT-ND/8577892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p</text:p>
          </table:table-cell>
          <table:table-cell office:value-type="float" office:value="1005" calcext:value-type="float">
            <text:p>1005</text:p>
          </table:table-cell>
          <table:table-cell table:formula="of:=[単体.D18]*20"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table:formula="of:=[.E18]*[.D18]"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www.digikey.jp/product-detail/ja/kemet/C0402C100K5GACTU/399-7747-1-ND/3471470" xlink:type="simple">https://www.digikey.jp/product-detail/ja/kemet/C0402C100K5GACTU/399-7747-1-ND/3471470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47n</text:p>
          </table:table-cell>
          <table:table-cell office:value-type="float" office:value="1005" calcext:value-type="float">
            <text:p>1005</text:p>
          </table:table-cell>
          <table:table-cell table:formula="of:=[単体.D19]*20"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E19]*[.D19]" office:value-type="float" office:value="540" calcext:value-type="float">
            <text:p>540</text:p>
          </table:table-cell>
          <table:table-cell/>
          <table:table-cell office:value-type="string" calcext:value-type="string">
            <text:p><text:a xlink:href="https://www.digikey.jp/product-detail/ja/yageo/CC0402KRX7R9BB473/311-3815-1-ND/8024904" xlink:type="simple">https://www.digikey.jp/product-detail/ja/yageo/CC0402KRX7R9BB473/311-3815-1-ND/8024904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0.1u</text:p>
          </table:table-cell>
          <table:table-cell office:value-type="float" office:value="1005" calcext:value-type="float">
            <text:p>1005</text:p>
          </table:table-cell>
          <table:table-cell table:formula="of:=[単体.D20]*20" office:value-type="float" office:value="160" calcext:value-type="float">
            <text:p>160</text:p>
          </table:table-cell>
          <table:table-cell office:value-type="float" office:value="9.27" calcext:value-type="float">
            <text:p>9.27</text:p>
          </table:table-cell>
          <table:table-cell table:formula="of:=[.E20]*[.D20]" office:value-type="float" office:value="1483.2" calcext:value-type="float">
            <text:p>1483.2</text:p>
          </table:table-cell>
          <table:table-cell/>
          <table:table-cell office:value-type="string" calcext:value-type="string">
            <text:p><text:a xlink:href="https://www.digikey.jp/product-detail/ja/tdk-corporation/CGA3E3X7S2A104K080AB/445-6938-1-ND/2672956" xlink:type="simple">https://www.digikey.jp/product-detail/ja/tdk-corporation/CGA3E3X7S2A104K080AB/445-6938-1-ND/2672956</text:a></text:p>
          </table:table-cell>
        </table:table-row>
        <table:table-row table:style-name="ro1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u</text:p>
          </table:table-cell>
          <table:table-cell office:value-type="float" office:value="1005" calcext:value-type="float">
            <text:p>1005</text:p>
          </table:table-cell>
          <table:table-cell table:formula="of:=[単体.D21]*20" office:value-type="float" office:value="40" calcext:value-type="float">
            <text:p>40</text:p>
          </table:table-cell>
          <table:table-cell office:value-type="float" office:value="20.4" calcext:value-type="float">
            <text:p>20.4</text:p>
          </table:table-cell>
          <table:table-cell table:formula="of:=[.E21]*[.D21]" office:value-type="float" office:value="816" calcext:value-type="float">
            <text:p>816</text:p>
          </table:table-cell>
          <table:table-cell/>
          <table:table-cell office:value-type="string" calcext:value-type="string">
            <text:p><text:a xlink:href="https://www.digikey.jp/product-detail/ja/tdk-corporation/CGB2A1JB1E105M033BC/445-12016-1-ND/3953682" xlink:type="simple">https://www.digikey.jp/product-detail/ja/tdk-corporation/CGB2A1JB1E105M033BC/445-12016-1-ND/3953682</text:a></text:p>
          </table:table-cell>
        </table:table-row>
        <table:table-row table:style-name="ro2">
          <table:table-cell office:value-type="string" calcext:value-type="string">
            <text:p>セラミックコンデンサ</text:p>
          </table:table-cell>
          <table:table-cell office:value-type="string" calcext:value-type="string">
            <text:p>10u</text:p>
          </table:table-cell>
          <table:table-cell office:value-type="float" office:value="3225" calcext:value-type="float">
            <text:p>3225</text:p>
          </table:table-cell>
          <table:table-cell table:formula="of:=[単体.D22]*20" office:value-type="float" office:value="260" calcext:value-type="float">
            <text:p>260</text:p>
          </table:table-cell>
          <table:table-cell office:value-type="float" office:value="56.91" calcext:value-type="float">
            <text:p>56.91</text:p>
          </table:table-cell>
          <table:table-cell table:formula="of:=[.E22]*[.D22]" office:value-type="float" office:value="14796.6" calcext:value-type="float">
            <text:p>14796.6</text:p>
          </table:table-cell>
          <table:table-cell office:value-type="string" calcext:value-type="string">
            <text:p>将来的に22[uF]。</text:p>
            <text:p>実装数を減らしてもいいかも</text:p>
          </table:table-cell>
          <table:table-cell office:value-type="string" calcext:value-type="string">
            <text:p><text:a xlink:href="https://www.digikey.jp/product-detail/ja/kemet/C1210C106M6PACTU/399-5509-1-ND/1950687" xlink:type="simple">https://www.digikey.jp/product-detail/ja/kemet/C1210C106M6PACTU/399-5509-1-ND/1950687</text:a></text:p>
          </table:table-cell>
        </table:table-row>
        <table:table-row table:style-name="ro1">
          <table:table-cell office:value-type="string" calcext:value-type="string">
            <text:p>インダクタ</text:p>
          </table:table-cell>
          <table:table-cell office:value-type="string" calcext:value-type="string">
            <text:p>33u</text:p>
          </table:table-cell>
          <table:table-cell office:value-type="float" office:value="5050" calcext:value-type="float">
            <text:p>5050</text:p>
          </table:table-cell>
          <table:table-cell table:formula="of:=[単体.D23]*20"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table:formula="of:=[.E23]*[.D23]" office:value-type="float" office:value="920" calcext:value-type="float">
            <text:p>920</text:p>
          </table:table-cell>
          <table:table-cell/>
          <table:table-cell office:value-type="string" calcext:value-type="string">
            <text:p><text:a xlink:href="https://www.digikey.jp/product-detail/ja/taiyo-yuden/NR5040T330M/587-2370-1-ND/2178983" xlink:type="simple">https://www.digikey.jp/product-detail/ja/taiyo-yuden/NR5040T330M/587-2370-1-ND/2178983</text:a></text:p>
          </table:table-cell>
        </table:table-row>
        <table:table-row table:style-name="ro1">
          <table:table-cell office:value-type="string" calcext:value-type="string">
            <text:p>ヒューズ</text:p>
          </table:table-cell>
          <table:table-cell office:value-type="string" calcext:value-type="string">
            <text:p>20A</text:p>
          </table:table-cell>
          <table:table-cell office:value-type="float" office:value="3216" calcext:value-type="float">
            <text:p>3216</text:p>
          </table:table-cell>
          <table:table-cell table:formula="of:=[単体.D24]*20"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table:formula="of:=[.E24]*[.D24]" office:value-type="float" office:value="2620" calcext:value-type="float">
            <text:p>2620</text:p>
          </table:table-cell>
          <table:table-cell/>
          <table:table-cell office:value-type="string" calcext:value-type="string">
            <text:p><text:a xlink:href="https://www.digikey.jp/product-detail/ja/eaton/TR-3216FF20-R/283-2794-1-ND/1473436" xlink:type="simple">https://www.digikey.jp/product-detail/ja/eaton/TR-3216FF20-R/283-2794-1-ND/1473436</text:a></text:p>
          </table:table-cell>
        </table:table-row>
        <table:table-row table:style-name="ro1">
          <table:table-cell office:value-type="string" calcext:value-type="string">
            <text:p>発振子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SMD</text:p>
          </table:table-cell>
          <table:table-cell table:formula="of:=[単体.D25]*20"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table:formula="of:=[.E25]*[.D25]" office:value-type="float" office:value="2384" calcext:value-type="float">
            <text:p>2384</text:p>
          </table:table-cell>
          <table:table-cell/>
          <table:table-cell office:value-type="string" calcext:value-type="string">
            <text:p><text:a xlink:href="https://www.digikey.jp/product-detail/ja/epson/FA-238V-12.0000MB-K3/SER3682CT-ND/2403455" xlink:type="simple">https://www.digikey.jp/product-detail/ja/epson/FA-238V-12.0000MB-K3/SER3682CT-ND/2403455</text:a>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BUK7Y3R5-40E</text:p>
          </table:table-cell>
          <table:table-cell office:value-type="string" calcext:value-type="string">
            <text:p>SOT-669</text:p>
          </table:table-cell>
          <table:table-cell table:formula="of:=[単体.D26]*20" office:value-type="float" office:value="120" calcext:value-type="float">
            <text:p>120</text:p>
          </table:table-cell>
          <table:table-cell office:value-type="float" office:value="91.31" calcext:value-type="float">
            <text:p>91.31</text:p>
          </table:table-cell>
          <table:table-cell table:formula="of:=[.E26]*[.D26]" office:value-type="float" office:value="10957.2" calcext:value-type="float">
            <text:p>10957.2</text:p>
          </table:table-cell>
          <table:table-cell/>
          <table:table-cell office:value-type="string" calcext:value-type="string">
            <text:p><text:a xlink:href="https://www.digikey.jp/product-detail/ja/nexperia-usa-inc/BUK7Y3R5-40HX/1727-7477-1-ND/7897323" xlink:type="simple">https://www.digikey.jp/product-detail/ja/nexperia-usa-inc/BUK7Y3R5-40HX/1727-7477-1-ND/7897323</text:a></text:p>
          </table:table-cell>
        </table:table-row>
        <table:table-row table:style-name="ro2">
          <table:table-cell office:value-type="string" calcext:value-type="string">
            <text:p>ダイオード</text:p>
          </table:table-cell>
          <table:table-cell office:value-type="string" calcext:value-type="string">
            <text:p>SK34ATR</text:p>
          </table:table-cell>
          <table:table-cell office:value-type="string" calcext:value-type="string">
            <text:p>DO-214AC</text:p>
          </table:table-cell>
          <table:table-cell table:formula="of:=[単体.D27]*20" office:value-type="float" office:value="120" calcext:value-type="float">
            <text:p>120</text:p>
          </table:table-cell>
          <table:table-cell office:value-type="float" office:value="23.44" calcext:value-type="float">
            <text:p>23.44</text:p>
          </table:table-cell>
          <table:table-cell table:formula="of:=[.E27]*[.D27]" office:value-type="float" office:value="2812.8" calcext:value-type="float">
            <text:p>2812.8</text:p>
          </table:table-cell>
          <table:table-cell office:value-type="string" calcext:value-type="string">
            <text:p>フリーホイール。</text:p>
            <text:p>FETのボディダイオードだけでいいかも？</text:p>
          </table:table-cell>
          <table:table-cell office:value-type="string" calcext:value-type="string">
            <text:p><text:a xlink:href="https://www.digikey.jp/product-detail/ja/smc-diode-solutions/SK34ATR/1655-1591-1-ND/6023036" xlink:type="simple">https://www.digikey.jp/product-detail/ja/smc-diode-solutions/SK34ATR/1655-1591-1-ND/602303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RB520S30T1G</text:p>
          </table:table-cell>
          <table:table-cell office:value-type="string" calcext:value-type="string">
            <text:p>SOD-523</text:p>
          </table:table-cell>
          <table:table-cell table:formula="of:=[単体.D28]*20" office:value-type="float" office:value="60" calcext:value-type="float">
            <text:p>60</text:p>
          </table:table-cell>
          <table:table-cell office:value-type="float" office:value="20.3" calcext:value-type="float">
            <text:p>20.3</text:p>
          </table:table-cell>
          <table:table-cell table:formula="of:=[.E28]*[.D28]" office:value-type="float" office:value="1218" calcext:value-type="float">
            <text:p>1218</text:p>
          </table:table-cell>
          <table:table-cell/>
          <table:table-cell office:value-type="string" calcext:value-type="string">
            <text:p><text:a xlink:href="https://www.digikey.jp/product-detail/ja/on-semiconductor/RB520S30T1G/RB520S30T1GOSCT-ND/964626" xlink:type="simple">https://www.digikey.jp/product-detail/ja/on-semiconductor/RB520S30T1G/RB520S30T1GOSCT-ND/964626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DM2U40CSP</text:p>
          </table:table-cell>
          <table:table-cell/>
          <table:table-cell table:formula="of:=[単体.D29]*20" office:value-type="float" office:value="60" calcext:value-type="float">
            <text:p>60</text:p>
          </table:table-cell>
          <table:table-cell office:value-type="float" office:value="40.8" calcext:value-type="float">
            <text:p>40.8</text:p>
          </table:table-cell>
          <table:table-cell table:formula="of:=[.E29]*[.D29]" office:value-type="float" office:value="2448" calcext:value-type="float">
            <text:p>2448</text:p>
          </table:table-cell>
          <table:table-cell/>
          <table:table-cell office:value-type="string" calcext:value-type="string">
            <text:p><text:a xlink:href="https://www.digikey.jp/product-detail/ja/diodes-incorporated/SDM2U40CSP-7B/SDM2U40CSP-7BDICT-ND/6013037" xlink:type="simple">https://www.digikey.jp/product-detail/ja/diodes-incorporated/SDM2U40CSP-7B/SDM2U40CSP-7BDICT-ND/6013037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SMAJP4KE30A</text:p>
          </table:table-cell>
          <table:table-cell office:value-type="string" calcext:value-type="string">
            <text:p>DO-214AC</text:p>
          </table:table-cell>
          <table:table-cell table:formula="of:=[単体.D30]*20" office:value-type="float" office:value="20" calcext:value-type="float">
            <text:p>20</text:p>
          </table:table-cell>
          <table:table-cell office:value-type="float" office:value="42.7" calcext:value-type="float">
            <text:p>42.7</text:p>
          </table:table-cell>
          <table:table-cell table:formula="of:=[.E30]*[.D30]" office:value-type="float" office:value="854" calcext:value-type="float">
            <text:p>854</text:p>
          </table:table-cell>
          <table:table-cell/>
          <table:table-cell office:value-type="string" calcext:value-type="string">
            <text:p><text:a xlink:href="https://www.digikey.jp/product-detail/ja/micro-commercial-co/SMAJP4KE30A-TP/SMAJP4KE30A-TPMSCT-ND/7681713" xlink:type="simple">https://www.digikey.jp/product-detail/ja/micro-commercial-co/SMAJP4KE30A-TP/SMAJP4KE30A-TPMSCT-ND/7681713</text:a></text:p>
          </table:table-cell>
        </table:table-row>
        <table:table-row table:style-name="ro1">
          <table:table-cell office:value-type="string" calcext:value-type="string">
            <text:p>ダイオード</text:p>
          </table:table-cell>
          <table:table-cell office:value-type="string" calcext:value-type="string">
            <text:p>TSPB20U80S S1G</text:p>
          </table:table-cell>
          <table:table-cell office:value-type="string" calcext:value-type="string">
            <text:p>TO-277</text:p>
          </table:table-cell>
          <table:table-cell table:formula="of:=[単体.D31]*20" office:value-type="float" office:value="20" calcext:value-type="float">
            <text:p>20</text:p>
          </table:table-cell>
          <table:table-cell office:value-type="float" office:value="110.6" calcext:value-type="float">
            <text:p>110.6</text:p>
          </table:table-cell>
          <table:table-cell table:formula="of:=[.E31]*[.D31]" office:value-type="float" office:value="2212" calcext:value-type="float">
            <text:p>2212</text:p>
          </table:table-cell>
          <table:table-cell/>
          <table:table-cell office:value-type="string" calcext:value-type="string">
            <text:p><text:a xlink:href="https://www.digikey.jp/product-detail/ja/taiwan-semiconductor-corporation/TSPB20U80S-S1G/TSPB20U80SS1GCT-ND/7360696" xlink:type="simple">https://www.digikey.jp/product-detail/ja/taiwan-semiconductor-corporation/TSPB20U80S-S1G/TSPB20U80SS1GCT-ND/7360696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赤</text:p>
          </table:table-cell>
          <table:table-cell office:value-type="float" office:value="1608" calcext:value-type="float">
            <text:p>1608</text:p>
          </table:table-cell>
          <table:table-cell table:formula="of:=[単体.D32]*20" office:value-type="float" office:value="60" calcext:value-type="float">
            <text:p>60</text:p>
          </table:table-cell>
          <table:table-cell office:value-type="float" office:value="23.8" calcext:value-type="float">
            <text:p>23.8</text:p>
          </table:table-cell>
          <table:table-cell table:formula="of:=[.E32]*[.D32]" office:value-type="float" office:value="1428" calcext:value-type="float">
            <text:p>1428</text:p>
          </table:table-cell>
          <table:table-cell/>
          <table:table-cell office:value-type="string" calcext:value-type="string">
            <text:p><text:a xlink:href="https://www.digikey.jp/product-detail/ja/osram-opto-semiconductors-inc/LS-Q976-NR-1/475-2512-1-ND/1802639" xlink:type="simple">https://www.digikey.jp/product-detail/ja/osram-opto-semiconductors-inc/LS-Q976-NR-1/475-2512-1-ND/180263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白</text:p>
          </table:table-cell>
          <table:table-cell office:value-type="float" office:value="1608" calcext:value-type="float">
            <text:p>1608</text:p>
          </table:table-cell>
          <table:table-cell table:formula="of:=[単体.D33]*20" office:value-type="float" office:value="20" calcext:value-type="float">
            <text:p>20</text:p>
          </table:table-cell>
          <table:table-cell office:value-type="float" office:value="41.7" calcext:value-type="float">
            <text:p>41.7</text:p>
          </table:table-cell>
          <table:table-cell table:formula="of:=[.E33]*[.D33]" office:value-type="float" office:value="834" calcext:value-type="float">
            <text:p>834</text:p>
          </table:table-cell>
          <table:table-cell/>
          <table:table-cell office:value-type="string" calcext:value-type="string">
            <text:p><text:a xlink:href="https://www.digikey.jp/product-detail/ja/osram-opto-semiconductors-inc/LW-Q38E-Q1OO-3K6L-1/475-2831-1-ND/2176369" xlink:type="simple">https://www.digikey.jp/product-detail/ja/osram-opto-semiconductors-inc/LW-Q38E-Q1OO-3K6L-1/475-2831-1-ND/2176369</text:a>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青</text:p>
          </table:table-cell>
          <table:table-cell office:value-type="float" office:value="1608" calcext:value-type="float">
            <text:p>1608</text:p>
          </table:table-cell>
          <table:table-cell table:formula="of:=[単体.D34]*20" office:value-type="float" office:value="20" calcext:value-type="float">
            <text:p>20</text:p>
          </table:table-cell>
          <table:table-cell office:value-type="float" office:value="40.9" calcext:value-type="float">
            <text:p>40.9</text:p>
          </table:table-cell>
          <table:table-cell table:formula="of:=[.E34]*[.D34]" office:value-type="float" office:value="818" calcext:value-type="float">
            <text:p>818</text:p>
          </table:table-cell>
          <table:table-cell/>
          <table:table-cell office:value-type="string" calcext:value-type="string">
            <text:p><text:a xlink:href="https://www.digikey.jp/product-detail/ja/osram-opto-semiconductors-inc/LB-Q39G-L2OO-35-1/475-2816-1-ND/2176355" xlink:type="simple">https://www.digikey.jp/product-detail/ja/osram-opto-semiconductors-inc/LB-Q39G-L2OO-35-1/475-2816-1-ND/2176355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SM03B-ZESS-TB(LF)(SN)</text:p>
          </table:table-cell>
          <table:table-cell/>
          <table:table-cell table:formula="of:=[単体.D35]*20"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table:formula="of:=[.E35]*[.D35]" office:value-type="float" office:value="1430" calcext:value-type="float">
            <text:p>1430</text:p>
          </table:table-cell>
          <table:table-cell/>
          <table:table-cell office:value-type="string" calcext:value-type="string">
            <text:p><text:a xlink:href="https://www.digikey.jp/product-detail/ja/jst-sales-america-inc/SM03B-ZESS-TB-LF-SN/455-2396-1-ND/1887049" xlink:type="simple">https://www.digikey.jp/product-detail/ja/jst-sales-america-inc/SM03B-ZESS-TB-LF-SN/455-2396-1-ND/1887049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43045-0800</text:p>
          </table:table-cell>
          <table:table-cell/>
          <table:table-cell table:formula="of:=[単体.D36]*20" office:value-type="float" office:value="20" calcext:value-type="float">
            <text:p>20</text:p>
          </table:table-cell>
          <table:table-cell office:value-type="float" office:value="223.4" calcext:value-type="float">
            <text:p>223.4</text:p>
          </table:table-cell>
          <table:table-cell table:formula="of:=[.E36]*[.D36]" office:value-type="float" office:value="4468" calcext:value-type="float">
            <text:p>4468</text:p>
          </table:table-cell>
          <table:table-cell/>
          <table:table-cell office:value-type="string" calcext:value-type="string">
            <text:p><text:a xlink:href="https://www.digikey.jp/products/ja?keywords=43045-0800" xlink:type="simple">https://www.digikey.jp/products/ja?keywords=43045-0800</text:a></text:p>
          </table:table-cell>
        </table:table-row>
        <table:table-row table:style-name="ro1">
          <table:table-cell office:value-type="string" calcext:value-type="string">
            <text:p>コネクタ</text:p>
          </table:table-cell>
          <table:table-cell office:value-type="string" calcext:value-type="string">
            <text:p>USB-micro typeB</text:p>
          </table:table-cell>
          <table:table-cell/>
          <table:table-cell table:formula="of:=[単体.D37]*20"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table:formula="of:=[.E37]*[.D37]" office:value-type="float" office:value="1718" calcext:value-type="float">
            <text:p>1718</text:p>
          </table:table-cell>
          <table:table-cell/>
          <table:table-cell office:value-type="string" calcext:value-type="string">
            <text:p><text:a xlink:href="https://www.digikey.jp/product-detail/ja/hirose-electric-co-ltd/ZX62-AB-5PA-31/H125279CT-ND/5994741" xlink:type="simple">https://www.digikey.jp/product-detail/ja/hirose-electric-co-ltd/ZX62-AB-5PA-31/H125279CT-ND/5994741</text:a></text:p>
          </table:table-cell>
        </table:table-row>
        <table:table-row table:style-name="ro2">
          <table:table-cell office:value-type="string" calcext:value-type="string">
            <text:p>コネクタ</text:p>
          </table:table-cell>
          <table:table-cell office:value-type="string" calcext:value-type="string">
            <text:p>XT60</text:p>
          </table:table-cell>
          <table:table-cell/>
          <table:table-cell table:formula="of:=[単体.D38]*20" office:value-type="float" office:value="20" calcext:value-type="float">
            <text:p>20</text:p>
          </table:table-cell>
          <table:table-cell/>
          <table:table-cell table:formula="of:=[.E38]*[.D38]" office:value-type="float" office:value="0" calcext:value-type="float">
            <text:p>0</text:p>
          </table:table-cell>
          <table:table-cell office:value-type="string" calcext:value-type="string">
            <text:p>どこで買おう</text:p>
            <text:p>横付けのタイプがあればうれしい</text:p>
          </table:table-cell>
          <table:table-cell/>
        </table:table-row>
        <table:table-row table:style-name="ro1">
          <table:table-cell office:value-type="string" calcext:value-type="string">
            <text:p>スイッチ</text:p>
          </table:table-cell>
          <table:table-cell office:value-type="string" calcext:value-type="string">
            <text:p>SKRPACE010</text:p>
          </table:table-cell>
          <table:table-cell/>
          <table:table-cell table:formula="of:=[単体.D39]*2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E39]*[.D39]" office:value-type="float" office:value="800" calcext:value-type="float">
            <text:p>800</text:p>
          </table:table-cell>
          <table:table-cell office:value-type="string" calcext:value-type="string">
            <text:p>5個で100円のパック</text:p>
          </table:table-cell>
          <table:table-cell office:value-type="string" calcext:value-type="string">
            <text:p><text:a xlink:href="http://akizukidenshi.com/catalog/g/gP-06185/" xlink:type="simple">http://akizukidenshi.com/catalog/g/gP-06185/</text:a>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合計</text:p>
          </table:table-cell>
          <table:table-cell table:number-columns-repeated="4"/>
          <table:table-cell table:formula="of:=SUM([.F2:.F39])" office:value-type="float" office:value="106273.4" calcext:value-type="float">
            <text:p>106273.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00/00/00</text:date>, <text:time style:data-style-name="N2" text:time-value="05:19:13.53699344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3:43:49.543000000</meta:creation-date>
    <dc:date>2018-08-01T05:23:53.887449240</dc:date>
    <meta:editing-duration>PT3H1M12S</meta:editing-duration>
    <meta:editing-cycles>13</meta:editing-cycles>
    <meta:generator>LibreOffice/6.0.6.1$Linux_X86_64 LibreOffice_project/00$Build-1</meta:generator>
    <meta:document-statistic meta:table-count="2" meta:cell-count="524" meta:object-count="0"/>
  </office:meta>
</office:document-meta>
</file>